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vg:panose-1="2 11 6 2 2 1 4 2 6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Spacing" style:family="paragraph">
      <style:paragraph-properties fo:margin-top="0.0277in" fo:margin-bottom="0.0277in"/>
    </style:style>
    <style:style style:name="T3" style:parent-style-name="DefaultParagraphFont" style:family="text">
      <style:text-properties style:font-name="Calibri" style:font-name-complex="Calibri" fo:text-transform="uppercase" fo:color="#2FA3EE" fo:font-size="14pt" style:font-size-asian="14pt" style:font-size-complex="14pt" fo:language="el" fo:country="GR"/>
    </style:style>
    <style:style style:name="P4"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5"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6"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7"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8"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9"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10"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11"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12"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T13" style:parent-style-name="DefaultParagraphFont" style:family="text">
      <style:text-properties style:font-name="Calibri" style:font-name-complex="Calibri" fo:color="#FFFFFF" fo:font-size="28pt" style:font-size-asian="28pt" style:font-size-complex="28pt" fo:language="el" fo:country="GR"/>
    </style:style>
    <style:style style:name="P14" style:parent-style-name="NoSpacing" style:family="paragraph">
      <style:paragraph-properties fo:text-align="end"/>
    </style:style>
    <style:style style:name="T15" style:parent-style-name="DefaultParagraphFont" style:family="text">
      <style:text-properties style:font-name="Times New Roman" fo:color="#FFFFFF" fo:font-size="12pt" style:font-size-asian="12pt" style:font-size-complex="12pt" fo:language="el" fo:country="GR"/>
    </style:style>
    <style:style style:name="P16" style:parent-style-name="Normal" style:family="paragraph">
      <style:paragraph-properties fo:break-before="page"/>
    </style:style>
    <style:style style:name="P17" style:parent-style-name="Normal" style:family="paragraph">
      <style:paragraph-properties>
        <style:tab-stops>
          <style:tab-stop style:type="right" style:leader-style="dotted" style:leader-text="." style:position="6.5in"/>
        </style:tab-stops>
      </style:paragraph-properties>
    </style:style>
    <style:style style:name="P18" style:parent-style-name="TOCHeading" style:family="paragraph">
      <style:paragraph-properties>
        <style:tab-stops>
          <style:tab-stop style:type="right" style:leader-style="dotted" style:leader-text="." style:position="6.5in"/>
        </style:tab-stops>
      </style:paragraph-properties>
    </style:style>
    <style:style style:name="P19" style:parent-style-name="TOC1" style:family="paragraph">
      <style:paragraph-properties>
        <style:tab-stops>
          <style:tab-stop style:type="right" style:leader-style="dotted" style:leader-text="." style:position="6.493in"/>
        </style:tab-stops>
      </style:paragraph-properties>
    </style:style>
    <style:style style:name="T20" style:parent-style-name="Hyperlink" style:family="text">
      <style:text-properties style:font-name="Calibri" style:font-name-complex="Calibri" fo:font-size="12pt" style:font-size-asian="12pt" style:font-size-complex="12pt" fo:language="el" fo:country="GR"/>
    </style:style>
    <style:style style:name="T21" style:parent-style-name="Hyperlink" style:family="text">
      <style:text-properties fo:font-size="12pt" style:font-size-asian="12pt" style:font-size-complex="12pt" fo:language="el" fo:country="GR"/>
    </style:style>
    <style:style style:name="T22" style:parent-style-name="Hyperlink" style:family="text">
      <style:text-properties fo:font-size="12pt" style:font-size-asian="12pt" style:font-size-complex="12pt"/>
    </style:style>
    <style:style style:name="T23" style:parent-style-name="Hyperlink" style:family="text">
      <style:text-properties style:font-name="Calibri" style:font-name-complex="Calibri" fo:font-size="12pt" style:font-size-asian="12pt" style:font-size-complex="12pt" fo:language="el" fo:country="GR"/>
    </style:style>
    <style:style style:name="T24" style:parent-style-name="DefaultParagraphFont" style:family="text">
      <style:text-properties fo:font-size="12pt" style:font-size-asian="12pt" style:font-size-complex="12pt"/>
    </style:style>
    <style:style style:name="P25" style:parent-style-name="TOC1" style:family="paragraph">
      <style:paragraph-properties>
        <style:tab-stops>
          <style:tab-stop style:type="right" style:leader-style="dotted" style:leader-text="." style:position="6.493in"/>
        </style:tab-stops>
      </style:paragraph-properties>
    </style:style>
    <style:style style:name="T26" style:parent-style-name="Hyperlink" style:family="text">
      <style:text-properties style:font-name="Calibri" style:font-name-complex="Calibri" fo:font-size="12pt" style:font-size-asian="12pt" style:font-size-complex="12pt" fo:language="el" fo:country="GR"/>
    </style:style>
    <style:style style:name="T27" style:parent-style-name="Hyperlink" style:family="text">
      <style:text-properties fo:font-size="12pt" style:font-size-asian="12pt" style:font-size-complex="12pt" fo:language="el" fo:country="GR"/>
    </style:style>
    <style:style style:name="T28" style:parent-style-name="Hyperlink" style:family="text">
      <style:text-properties fo:font-size="12pt" style:font-size-asian="12pt" style:font-size-complex="12pt"/>
    </style:style>
    <style:style style:name="T29" style:parent-style-name="Hyperlink" style:family="text">
      <style:text-properties style:font-name="Calibri" style:font-name-complex="Calibri" fo:font-size="12pt" style:font-size-asian="12pt" style:font-size-complex="12pt" fo:language="el" fo:country="GR"/>
    </style:style>
    <style:style style:name="T30" style:parent-style-name="Hyperlink" style:family="text">
      <style:text-properties fo:font-size="12pt" style:font-size-asian="12pt" style:font-size-complex="12pt" fo:language="el" fo:country="GR"/>
    </style:style>
    <style:style style:name="T31" style:parent-style-name="Hyperlink" style:family="text">
      <style:text-properties style:font-name="Calibri" style:font-name-complex="Calibri" fo:font-size="12pt" style:font-size-asian="12pt" style:font-size-complex="12pt" fo:language="el" fo:country="GR"/>
    </style:style>
    <style:style style:name="T32" style:parent-style-name="DefaultParagraphFont" style:family="text">
      <style:text-properties fo:font-size="12pt" style:font-size-asian="12pt" style:font-size-complex="12pt"/>
    </style:style>
    <style:style style:name="P33" style:parent-style-name="TOC1" style:family="paragraph">
      <style:paragraph-properties>
        <style:tab-stops>
          <style:tab-stop style:type="right" style:leader-style="dotted" style:leader-text="." style:position="6.493in"/>
        </style:tab-stops>
      </style:paragraph-properties>
    </style:style>
    <style:style style:name="T34" style:parent-style-name="Hyperlink" style:family="text">
      <style:text-properties style:font-name="Calibri" style:font-name-complex="Calibri" fo:font-size="12pt" style:font-size-asian="12pt" style:font-size-complex="12pt" fo:language="el" fo:country="GR"/>
    </style:style>
    <style:style style:name="T35" style:parent-style-name="Hyperlink" style:family="text">
      <style:text-properties fo:font-size="12pt" style:font-size-asian="12pt" style:font-size-complex="12pt" fo:language="el" fo:country="GR"/>
    </style:style>
    <style:style style:name="T36" style:parent-style-name="Hyperlink" style:family="text">
      <style:text-properties fo:font-size="12pt" style:font-size-asian="12pt" style:font-size-complex="12pt"/>
    </style:style>
    <style:style style:name="T37" style:parent-style-name="Hyperlink" style:family="text">
      <style:text-properties style:font-name="Calibri" style:font-name-complex="Calibri" fo:font-size="12pt" style:font-size-asian="12pt" style:font-size-complex="12pt" fo:language="el" fo:country="GR"/>
    </style:style>
    <style:style style:name="T38" style:parent-style-name="Hyperlink" style:family="text">
      <style:text-properties fo:font-size="12pt" style:font-size-asian="12pt" style:font-size-complex="12pt" fo:language="el" fo:country="GR"/>
    </style:style>
    <style:style style:name="T39" style:parent-style-name="Hyperlink" style:family="text">
      <style:text-properties style:font-name="Calibri" style:font-name-complex="Calibri" fo:font-size="12pt" style:font-size-asian="12pt" style:font-size-complex="12pt" fo:language="el" fo:country="GR"/>
    </style:style>
    <style:style style:name="T40" style:parent-style-name="DefaultParagraphFont" style:family="text">
      <style:text-properties fo:font-size="12pt" style:font-size-asian="12pt" style:font-size-complex="12pt"/>
    </style:style>
    <style:style style:name="P41" style:parent-style-name="TOC1" style:family="paragraph">
      <style:paragraph-properties>
        <style:tab-stops>
          <style:tab-stop style:type="right" style:leader-style="dotted" style:leader-text="." style:position="6.493in"/>
        </style:tab-stops>
      </style:paragraph-properties>
    </style:style>
    <style:style style:name="T42" style:parent-style-name="Hyperlink" style:family="text">
      <style:text-properties style:font-name="Calibri" style:font-name-complex="Calibri" fo:font-size="12pt" style:font-size-asian="12pt" style:font-size-complex="12pt" fo:language="el" fo:country="GR"/>
    </style:style>
    <style:style style:name="T43" style:parent-style-name="Hyperlink" style:family="text">
      <style:text-properties fo:font-size="12pt" style:font-size-asian="12pt" style:font-size-complex="12pt" fo:language="el" fo:country="GR"/>
    </style:style>
    <style:style style:name="T44" style:parent-style-name="Hyperlink" style:family="text">
      <style:text-properties style:font-name="Calibri" style:font-name-complex="Calibri" fo:font-size="12pt" style:font-size-asian="12pt" style:font-size-complex="12pt" fo:language="el" fo:country="GR"/>
    </style:style>
    <style:style style:name="T45" style:parent-style-name="Hyperlink" style:family="text">
      <style:text-properties fo:font-size="12pt" style:font-size-asian="12pt" style:font-size-complex="12pt" fo:language="el" fo:country="GR"/>
    </style:style>
    <style:style style:name="T46" style:parent-style-name="Hyperlink" style:family="text">
      <style:text-properties style:font-name="Calibri" style:font-name-complex="Calibri" fo:font-size="12pt" style:font-size-asian="12pt" style:font-size-complex="12pt" fo:language="el" fo:country="GR"/>
    </style:style>
    <style:style style:name="T47" style:parent-style-name="DefaultParagraphFont" style:family="text">
      <style:text-properties fo:font-size="12pt" style:font-size-asian="12pt" style:font-size-complex="12pt"/>
    </style:style>
    <style:style style:name="P48" style:parent-style-name="TOC1" style:family="paragraph">
      <style:paragraph-properties>
        <style:tab-stops>
          <style:tab-stop style:type="right" style:leader-style="dotted" style:leader-text="." style:position="6.493in"/>
        </style:tab-stops>
      </style:paragraph-properties>
    </style:style>
    <style:style style:name="T49" style:parent-style-name="Hyperlink" style:family="text">
      <style:text-properties style:font-name="Calibri" style:font-name-complex="Calibri" fo:font-size="12pt" style:font-size-asian="12pt" style:font-size-complex="12pt" fo:language="el" fo:country="GR"/>
    </style:style>
    <style:style style:name="T50" style:parent-style-name="Hyperlink" style:family="text">
      <style:text-properties fo:font-size="12pt" style:font-size-asian="12pt" style:font-size-complex="12pt" fo:language="el" fo:country="GR"/>
    </style:style>
    <style:style style:name="T51" style:parent-style-name="Hyperlink" style:family="text">
      <style:text-properties style:font-name="Calibri" style:font-name-complex="Calibri" fo:font-size="12pt" style:font-size-asian="12pt" style:font-size-complex="12pt" fo:language="el" fo:country="GR"/>
    </style:style>
    <style:style style:name="T52" style:parent-style-name="Hyperlink" style:family="text">
      <style:text-properties fo:font-size="12pt" style:font-size-asian="12pt" style:font-size-complex="12pt" fo:language="el" fo:country="GR"/>
    </style:style>
    <style:style style:name="T53" style:parent-style-name="Hyperlink" style:family="text">
      <style:text-properties style:font-name="Calibri" style:font-name-complex="Calibri" fo:font-size="12pt" style:font-size-asian="12pt" style:font-size-complex="12pt" fo:language="el" fo:country="GR"/>
    </style:style>
    <style:style style:name="T54" style:parent-style-name="DefaultParagraphFont" style:family="text">
      <style:text-properties fo:font-size="12pt" style:font-size-asian="12pt" style:font-size-complex="12pt"/>
    </style:style>
    <style:style style:name="P55" style:parent-style-name="TOC1" style:family="paragraph">
      <style:paragraph-properties>
        <style:tab-stops>
          <style:tab-stop style:type="right" style:leader-style="dotted" style:leader-text="." style:position="6.493in"/>
        </style:tab-stops>
      </style:paragraph-properties>
      <style:text-properties style:font-name-asian="Times New Roman" fo:font-weight="normal" style:font-weight-asian="normal" style:font-weight-complex="normal" fo:text-transform="none" fo:font-size="12pt" style:font-size-asian="12pt" style:font-size-complex="12pt"/>
    </style:style>
    <style:style style:name="P56" style:parent-style-name="Normal" style:family="paragraph">
      <style:paragraph-properties fo:break-before="page"/>
    </style:style>
    <style:style style:name="T57" style:parent-style-name="DefaultParagraphFont" style:family="text">
      <style:text-properties style:font-name="Calibri" style:font-name-complex="Calibri" fo:language="el" fo:country="GR"/>
    </style:style>
    <style:style style:name="T58" style:parent-style-name="DefaultParagraphFont" style:family="text">
      <style:text-properties fo:language="el" fo:country="GR"/>
    </style:style>
    <style:style style:name="T59" style:parent-style-name="DefaultParagraphFont" style:family="text">
      <style:text-properties style:font-name="Calibri" style:font-name-complex="Calibri" fo:language="el" fo:country="GR"/>
    </style:style>
    <style:style style:name="T60" style:parent-style-name="DefaultParagraphFont" style:family="text">
      <style:text-properties fo:language="el" fo:country="GR"/>
    </style:style>
    <style:style style:name="T61" style:parent-style-name="DefaultParagraphFont" style:family="text">
      <style:text-properties style:font-name="Calibri" style:font-name-complex="Calibri" fo:language="el" fo:country="GR"/>
    </style:style>
    <style:style style:name="T62" style:parent-style-name="DefaultParagraphFont" style:family="text">
      <style:text-properties fo:language="el" fo:country="GR"/>
    </style:style>
    <style:style style:name="T63" style:parent-style-name="DefaultParagraphFont" style:family="text">
      <style:text-properties style:font-name="Times New Roman" fo:language="el" fo:country="GR"/>
    </style:style>
    <style:style style:name="T64" style:parent-style-name="DefaultParagraphFont" style:family="text">
      <style:text-properties style:font-name="Times New Roman"/>
    </style:style>
    <style:style style:name="T65" style:parent-style-name="DefaultParagraphFont" style:family="text">
      <style:text-properties style:font-name="Times New Roman" fo:language="el" fo:country="GR"/>
    </style:style>
    <style:style style:name="T66" style:parent-style-name="DefaultParagraphFont" style:family="text">
      <style:text-properties fo:language="el" fo:country="GR"/>
    </style:style>
    <style:style style:name="T67" style:parent-style-name="DefaultParagraphFont" style:family="text">
      <style:text-properties fo:language="el" fo:country="GR"/>
    </style:style>
    <style:style style:name="T68" style:parent-style-name="DefaultParagraphFont" style:family="text">
      <style:text-properties fo:language="el" fo:country="GR"/>
    </style:style>
    <style:style style:name="T69" style:parent-style-name="DefaultParagraphFont" style:family="text">
      <style:text-properties fo:language="el" fo:country="GR"/>
    </style:style>
    <style:style style:name="T70" style:parent-style-name="DefaultParagraphFont" style:family="text">
      <style:text-properties fo:language="el" fo:country="GR"/>
    </style:style>
    <style:style style:name="T71" style:parent-style-name="DefaultParagraphFont" style:family="text">
      <style:text-properties style:font-name="Times New Roman" fo:language="el" fo:country="GR"/>
    </style:style>
    <style:style style:name="T72" style:parent-style-name="DefaultParagraphFont" style:family="text">
      <style:text-properties fo:language="el" fo:country="GR"/>
    </style:style>
    <style:style style:name="T73" style:parent-style-name="DefaultParagraphFont" style:family="text">
      <style:text-properties fo:language="el" fo:country="GR"/>
    </style:style>
    <style:style style:name="P74" style:parent-style-name="Normal" style:family="paragraph">
      <style:text-properties fo:language="el" fo:country="GR"/>
    </style:style>
    <style:style style:name="T75" style:parent-style-name="DefaultParagraphFont" style:family="text">
      <style:text-properties fo:language="el" fo:country="GR"/>
    </style:style>
    <style:style style:name="T76" style:parent-style-name="DefaultParagraphFont" style:family="text">
      <style:text-properties style:font-name="Times New Roman" fo:language="el" fo:country="GR"/>
    </style:style>
    <style:style style:name="T77" style:parent-style-name="DefaultParagraphFont" style:family="text">
      <style:text-properties fo:language="el" fo:country="GR"/>
    </style:style>
    <style:style style:name="T78" style:parent-style-name="DefaultParagraphFont" style:family="text">
      <style:text-properties fo:language="el" fo:country="GR"/>
    </style:style>
    <style:style style:name="T79" style:parent-style-name="DefaultParagraphFont" style:family="text">
      <style:text-properties fo:language="el" fo:country="GR"/>
    </style:style>
    <style:style style:name="T80" style:parent-style-name="DefaultParagraphFont" style:family="text">
      <style:text-properties fo:language="el" fo:country="GR"/>
    </style:style>
    <style:style style:name="T81" style:parent-style-name="DefaultParagraphFont" style:family="text">
      <style:text-properties fo:language="el" fo:country="GR"/>
    </style:style>
    <style:style style:name="T82" style:parent-style-name="DefaultParagraphFont" style:family="text">
      <style:text-properties fo:language="el" fo:country="GR"/>
    </style:style>
    <style:style style:name="T83" style:parent-style-name="DefaultParagraphFont" style:family="text">
      <style:text-properties style:font-name="Times New Roman" fo:language="el" fo:country="GR"/>
    </style:style>
    <style:style style:name="T84" style:parent-style-name="DefaultParagraphFont" style:family="text">
      <style:text-properties fo:language="el" fo:country="GR"/>
    </style:style>
    <style:style style:name="P85" style:parent-style-name="Normal" style:family="paragraph">
      <style:text-properties fo:language="el" fo:country="GR"/>
    </style:style>
    <style:style style:name="T86" style:parent-style-name="DefaultParagraphFont" style:family="text">
      <style:text-properties fo:language="el" fo:country="GR"/>
    </style:style>
    <style:style style:name="T87" style:parent-style-name="DefaultParagraphFont" style:family="text">
      <style:text-properties style:font-name="Calibri" style:font-name-complex="Calibri" fo:language="el" fo:country="GR"/>
    </style:style>
    <style:style style:name="T88" style:parent-style-name="DefaultParagraphFont" style:family="text">
      <style:text-properties fo:language="el" fo:country="GR"/>
    </style:style>
    <style:style style:name="P89" style:parent-style-name="Normal" style:family="paragraph">
      <style:text-properties fo:language="el" fo:country="GR"/>
    </style:style>
    <style:style style:name="T90" style:parent-style-name="DefaultParagraphFont" style:family="text">
      <style:text-properties style:font-name="Calibri" style:font-name-complex="Calibri" fo:language="el" fo:country="GR"/>
    </style:style>
    <style:style style:name="T91" style:parent-style-name="DefaultParagraphFont" style:family="text">
      <style:text-properties fo:language="el" fo:country="GR"/>
    </style:style>
    <style:style style:name="T92" style:parent-style-name="DefaultParagraphFont" style:family="text">
      <style:text-properties fo:language="el" fo:country="GR"/>
    </style:style>
    <style:style style:name="T93" style:parent-style-name="DefaultParagraphFont" style:family="text">
      <style:text-properties fo:language="el" fo:country="GR"/>
    </style:style>
    <style:style style:name="T94" style:parent-style-name="DefaultParagraphFont" style:family="text">
      <style:text-properties style:font-name="Calibri" style:font-name-complex="Calibri" fo:language="el" fo:country="GR"/>
    </style:style>
    <style:style style:name="T95" style:parent-style-name="DefaultParagraphFont" style:family="text">
      <style:text-properties fo:language="el" fo:country="GR"/>
    </style:style>
    <style:style style:name="T96" style:parent-style-name="DefaultParagraphFont" style:family="text">
      <style:text-properties style:font-name="Calibri" style:font-name-complex="Calibri" fo:language="el" fo:country="GR"/>
    </style:style>
    <style:style style:name="T97" style:parent-style-name="DefaultParagraphFont" style:family="text">
      <style:text-properties fo:language="el" fo:country="GR"/>
    </style:style>
    <style:style style:name="T98" style:parent-style-name="DefaultParagraphFont" style:family="text">
      <style:text-properties style:font-name="Calibri" style:font-name-complex="Calibri" fo:language="el" fo:country="GR"/>
    </style:style>
    <style:style style:name="T99" style:parent-style-name="DefaultParagraphFont" style:family="text">
      <style:text-properties fo:language="el" fo:country="GR"/>
    </style:style>
    <style:style style:name="T100" style:parent-style-name="DefaultParagraphFont" style:family="text">
      <style:text-properties fo:language="el" fo:country="GR"/>
    </style:style>
    <style:style style:name="T101" style:parent-style-name="DefaultParagraphFont" style:family="text">
      <style:text-properties fo:language="el" fo:country="GR"/>
    </style:style>
    <style:style style:name="T102" style:parent-style-name="DefaultParagraphFont" style:family="text">
      <style:text-properties style:font-name="Calibri" style:font-name-complex="Calibri" fo:language="el" fo:country="GR"/>
    </style:style>
    <style:style style:name="P103" style:parent-style-name="Normal" style:family="paragraph">
      <style:text-properties style:font-name="Times New Roman" fo:language="el" fo:country="GR"/>
    </style:style>
    <style:style style:name="P104" style:parent-style-name="Normal" style:family="paragraph">
      <style:text-properties style:font-name="Times New Roman" fo:language="el" fo:country="GR"/>
    </style:style>
    <style:style style:name="P105" style:parent-style-name="Normal" style:family="paragraph">
      <style:text-properties style:font-name="Times New Roman"/>
    </style:style>
    <style:style style:name="T106" style:parent-style-name="DefaultParagraphFont" style:family="text">
      <style:text-properties style:font-name="Calibri" style:font-name-complex="Calibri" fo:language="el" fo:country="GR"/>
    </style:style>
    <style:style style:name="T107" style:parent-style-name="DefaultParagraphFont" style:family="text">
      <style:text-properties fo:language="el" fo:country="GR"/>
    </style:style>
    <style:style style:name="T108" style:parent-style-name="DefaultParagraphFont" style:family="text">
      <style:text-properties fo:language="el" fo:country="GR"/>
    </style:style>
    <style:style style:name="T109" style:parent-style-name="DefaultParagraphFont" style:family="text">
      <style:text-properties style:font-name="Calibri" style:font-name-complex="Calibri" fo:language="el" fo:country="GR"/>
    </style:style>
    <style:style style:name="T110" style:parent-style-name="DefaultParagraphFont" style:family="text">
      <style:text-properties fo:language="el" fo:country="GR"/>
    </style:style>
    <style:style style:name="T111" style:parent-style-name="DefaultParagraphFont" style:family="text">
      <style:text-properties style:font-name="Calibri" style:font-name-complex="Calibri" fo:language="el" fo:country="GR"/>
    </style:style>
    <style:style style:name="P112"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13"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14"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15"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16"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17"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18" style:parent-style-name="Normal" style:list-style-name="LFO1" style:family="paragraph">
      <style:paragraph-properties>
        <style:tab-stops>
          <style:tab-stop style:type="left" style:position="0in"/>
          <style:tab-stop style:type="left" style:position="0.1458in"/>
        </style:tab-stops>
      </style:paragraph-properties>
      <style:text-properties style:font-name="Times New Roman"/>
    </style:style>
    <style:style style:name="P119" style:parent-style-name="Normal" style:list-style-name="LFO1" style:family="paragraph">
      <style:paragraph-properties>
        <style:tab-stops>
          <style:tab-stop style:type="left" style:position="0in"/>
          <style:tab-stop style:type="left" style:position="0.1458in"/>
        </style:tab-stops>
      </style:paragraph-properties>
    </style:style>
    <style:style style:name="T120" style:parent-style-name="DefaultParagraphFont" style:family="text">
      <style:text-properties style:font-name="Times New Roman" fo:language="el" fo:country="GR"/>
    </style:style>
    <style:style style:name="P121" style:parent-style-name="Normal" style:list-style-name="LFO1" style:family="paragraph">
      <style:paragraph-properties>
        <style:tab-stops>
          <style:tab-stop style:type="left" style:position="0in"/>
          <style:tab-stop style:type="left" style:position="0.1458in"/>
        </style:tab-stops>
      </style:paragraph-properties>
      <style:text-properties style:font-name="Times New Roman"/>
    </style:style>
    <style:style style:name="P122" style:parent-style-name="Normal" style:list-style-name="LFO1" style:family="paragraph">
      <style:paragraph-properties>
        <style:tab-stops>
          <style:tab-stop style:type="left" style:position="0in"/>
          <style:tab-stop style:type="left" style:position="0.1458in"/>
        </style:tab-stops>
      </style:paragraph-properties>
      <style:text-properties style:font-name="Times New Roman"/>
    </style:style>
    <style:style style:name="P123" style:parent-style-name="Normal" style:list-style-name="LFO1" style:family="paragraph">
      <style:paragraph-properties>
        <style:tab-stops>
          <style:tab-stop style:type="left" style:position="0in"/>
          <style:tab-stop style:type="left" style:position="0.1458in"/>
        </style:tab-stops>
      </style:paragraph-properties>
      <style:text-properties style:font-name="Times New Roman"/>
    </style:style>
    <style:style style:name="P124" style:parent-style-name="Normal" style:list-style-name="LFO1" style:family="paragraph">
      <style:paragraph-properties>
        <style:tab-stops>
          <style:tab-stop style:type="left" style:position="0in"/>
          <style:tab-stop style:type="left" style:position="0.1458in"/>
        </style:tab-stops>
      </style:paragraph-properties>
      <style:text-properties style:font-name="Times New Roman"/>
    </style:style>
    <style:style style:name="P125"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26"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27"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28"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29"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30"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31" style:parent-style-name="Normal" style:family="paragraph">
      <style:paragraph-properties>
        <style:tab-stops>
          <style:tab-stop style:type="left" style:position="0.6458in"/>
        </style:tab-stops>
      </style:paragraph-properties>
    </style:style>
    <style:style style:name="T132" style:parent-style-name="DefaultParagraphFont" style:family="text">
      <style:text-properties style:font-name="Times New Roman" fo:language="el" fo:country="GR"/>
    </style:style>
    <style:style style:name="T133" style:parent-style-name="DefaultParagraphFont" style:family="text">
      <style:text-properties style:font-name="Times New Roman"/>
    </style:style>
    <style:style style:name="P134" style:parent-style-name="Normal" style:list-style-name="LFO2" style:family="paragraph">
      <style:paragraph-properties>
        <style:tab-stops>
          <style:tab-stop style:type="left" style:position="0in"/>
          <style:tab-stop style:type="left" style:position="0.1458in"/>
        </style:tab-stops>
      </style:paragraph-properties>
    </style:style>
    <style:style style:name="T135" style:parent-style-name="DefaultParagraphFont" style:family="text">
      <style:text-properties style:font-name="Times New Roman" fo:language="el" fo:country="GR"/>
    </style:style>
    <style:style style:name="T136" style:parent-style-name="DefaultParagraphFont" style:family="text">
      <style:text-properties style:font-name="Times New Roman"/>
    </style:style>
    <style:style style:name="T137" style:parent-style-name="DefaultParagraphFont" style:family="text">
      <style:text-properties style:font-name="Times New Roman" fo:language="el" fo:country="GR"/>
    </style:style>
    <style:style style:name="T138" style:parent-style-name="DefaultParagraphFont" style:family="text">
      <style:text-properties style:font-name="Times New Roman"/>
    </style:style>
    <style:style style:name="T139" style:parent-style-name="DefaultParagraphFont" style:family="text">
      <style:text-properties style:font-name="Times New Roman" fo:language="el" fo:country="GR"/>
    </style:style>
    <style:style style:name="T140" style:parent-style-name="DefaultParagraphFont" style:family="text">
      <style:text-properties style:font-name="Times New Roman"/>
    </style:style>
    <style:style style:name="T141" style:parent-style-name="DefaultParagraphFont" style:family="text">
      <style:text-properties style:font-name="Times New Roman" fo:language="el" fo:country="GR"/>
    </style:style>
    <style:style style:name="P142" style:parent-style-name="Normal" style:list-style-name="LFO2" style:family="paragraph">
      <style:paragraph-properties>
        <style:tab-stops>
          <style:tab-stop style:type="left" style:position="0in"/>
          <style:tab-stop style:type="left" style:position="0.1458in"/>
        </style:tab-stops>
      </style:paragraph-properties>
      <style:text-properties style:font-name="Times New Roman"/>
    </style:style>
    <style:style style:name="P143" style:parent-style-name="Normal" style:list-style-name="LFO2" style:family="paragraph">
      <style:paragraph-properties>
        <style:tab-stops>
          <style:tab-stop style:type="left" style:position="0in"/>
          <style:tab-stop style:type="left" style:position="0.1458in"/>
        </style:tab-stops>
      </style:paragraph-properties>
      <style:text-properties style:font-name="Times New Roman"/>
    </style:style>
    <style:style style:name="P144" style:parent-style-name="Normal" style:list-style-name="LFO2" style:family="paragraph">
      <style:paragraph-properties>
        <style:tab-stops>
          <style:tab-stop style:type="left" style:position="0in"/>
          <style:tab-stop style:type="left" style:position="0.1458in"/>
        </style:tab-stops>
      </style:paragraph-properties>
      <style:text-properties style:font-name="Times New Roman" fo:language="el" fo:country="GR"/>
    </style:style>
    <style:style style:name="P145"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46"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47"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48"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49"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50"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51"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52"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T153" style:parent-style-name="DefaultParagraphFont" style:family="text">
      <style:text-properties style:font-name="Calibri" style:font-name-complex="Calibri" fo:language="el" fo:country="GR"/>
    </style:style>
    <style:style style:name="T154" style:parent-style-name="DefaultParagraphFont" style:family="text">
      <style:text-properties fo:language="el" fo:country="GR"/>
    </style:style>
    <style:style style:name="T155" style:parent-style-name="DefaultParagraphFont" style:family="text">
      <style:text-properties fo:language="el" fo:country="GR"/>
    </style:style>
    <style:style style:name="T156" style:parent-style-name="DefaultParagraphFont" style:family="text">
      <style:text-properties style:font-name="Calibri" style:font-name-complex="Calibri" fo:language="el" fo:country="GR"/>
    </style:style>
    <style:style style:name="T157" style:parent-style-name="DefaultParagraphFont" style:family="text">
      <style:text-properties style:font-name-complex="Tw Cen MT" fo:language="el" fo:country="GR"/>
    </style:style>
    <style:style style:name="T158" style:parent-style-name="DefaultParagraphFont" style:family="text">
      <style:text-properties style:font-name="Calibri" style:font-name-complex="Calibri" fo:language="el" fo:country="GR"/>
    </style:style>
    <style:style style:name="T159" style:parent-style-name="DefaultParagraphFont" style:family="text">
      <style:text-properties fo:language="el" fo:country="GR"/>
    </style:style>
    <style:style style:name="T160" style:parent-style-name="DefaultParagraphFont" style:family="text">
      <style:text-properties style:font-name="Calibri" style:font-name-complex="Calibri" fo:language="el" fo:country="GR"/>
    </style:style>
    <style:style style:name="P161" style:parent-style-name="Normal" style:family="paragraph">
      <style:text-properties style:font-name="Times New Roman" fo:language="el" fo:country="GR"/>
    </style:style>
    <style:style style:name="T162" style:parent-style-name="DefaultParagraphFont" style:family="text">
      <style:text-properties style:font-name="Calibri" style:font-name-complex="Calibri" fo:language="el" fo:country="GR"/>
    </style:style>
    <style:style style:name="T163" style:parent-style-name="DefaultParagraphFont" style:family="text">
      <style:text-properties fo:language="el" fo:country="GR"/>
    </style:style>
    <style:style style:name="T164" style:parent-style-name="DefaultParagraphFont" style:family="text">
      <style:text-properties style:font-name="Calibri" style:font-name-complex="Calibri" fo:language="el" fo:country="GR"/>
    </style:style>
    <style:style style:name="T165" style:parent-style-name="DefaultParagraphFont" style:family="text">
      <style:text-properties fo:language="el" fo:country="GR"/>
    </style:style>
    <style:style style:name="T166" style:parent-style-name="DefaultParagraphFont" style:family="text">
      <style:text-properties style:font-name="Calibri" style:font-name-complex="Calibri" fo:language="el" fo:country="GR"/>
    </style:style>
    <style:style style:name="P167" style:parent-style-name="Normal" style:family="paragraph">
      <style:text-properties style:font-name="Times New Roman" fo:language="el" fo:country="GR"/>
    </style:style>
    <style:style style:name="T168" style:parent-style-name="DefaultParagraphFont" style:family="text">
      <style:text-properties style:font-name="Calibri" style:font-name-complex="Calibri" fo:language="el" fo:country="GR"/>
    </style:style>
    <style:style style:name="T169" style:parent-style-name="DefaultParagraphFont" style:family="text">
      <style:text-properties fo:language="el" fo:country="GR"/>
    </style:style>
    <style:style style:name="T170" style:parent-style-name="DefaultParagraphFont" style:family="text">
      <style:text-properties style:font-name="Calibri" style:font-name-complex="Calibri" fo:language="el" fo:country="GR"/>
    </style:style>
    <style:style style:name="T171" style:parent-style-name="DefaultParagraphFont" style:family="text">
      <style:text-properties fo:language="el" fo:country="GR"/>
    </style:style>
    <style:style style:name="T172" style:parent-style-name="DefaultParagraphFont" style:family="text">
      <style:text-properties style:font-name="Calibri" style:font-name-complex="Calibri" fo:language="el" fo:country="GR"/>
    </style:style>
    <style:style style:name="P173" style:parent-style-name="Normal" style:family="paragraph">
      <style:text-properties fo:language="el" fo:country="GR"/>
    </style:style>
    <style:style style:family="graphic" style:name="a0" style:parent-style-name="Graphics">
      <style:graphic-properties fo:wrap-option="wrap" fo:border="0.01042in none" fo:padding-top="0in" fo:padding-bottom="0in" fo:padding-left="1in" fo:padding-right="1.2in" fo:background-color="transparent" draw:textarea-vertical-align="top" draw:textarea-horizontal-align="left" style:wrap="parallel" style:wrap-contour="false" style:horizontal-rel="page" style:vertical-rel="page-content" style:horizontal-pos="center" style:vertical-pos="bottom" draw:auto-grow-width="false" draw:auto-grow-height="false"/>
      <style:paragraph-properties style:font-independent-line-spacing="true" style:writing-mode="lr-tb"/>
    </style:style>
    <style:style style:family="graphic" style:name="a1">
      <style:graphic-properties fo:wrap-option="wrap" fo:padding-top="1.2in" fo:padding-bottom="1.2in" fo:padding-left="1in" fo:padding-right="1.2in" draw:textarea-vertical-align="bottom" draw:textarea-horizontal-align="left" draw:fill="none" draw:stroke="none" draw:auto-grow-width="false" draw:auto-grow-height="false"/>
      <style:paragraph-properties style:font-independent-line-spacing="false" style:writing-mode="lr-tb"/>
    </style:style>
    <style:style style:family="graphic" style:name="a2">
      <style:graphic-properties draw:fill="none" draw:stroke="none"/>
    </style:style>
    <style:style style:family="graphic" style:name="a3">
      <style:graphic-properties style:wrap="run-through" style:run-through="background" style:horizontal-rel="page" style:vertical-rel="page" style:horizontal-pos="from-left" style:vertical-pos="from-top"/>
    </style:style>
    <style:style style:family="graphic" style:name="a4">
      <style:graphic-properties fo:wrap-option="wrap" fo:padding-top="0.05in" fo:padding-bottom="0.05in" fo:padding-left="0.05in" fo:padding-right="0.05in" draw:textarea-vertical-align="bottom" draw:textarea-horizontal-align="left" style:wrap="run-through" style:run-through="foreground" draw:fill="solid" draw:fill-color="#2fa3ee"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Normal"><draw:frame draw:z-index="251661312" draw:id="id0" draw:style-name="a0" draw:name="Text Box 30" text:anchor-type="paragraph" svg:x="0in" svg:y="0in" svg:width="6.29167in" svg:height="1.29028in" style:rel-width="scale" style:rel-height="scale"><draw:text-box><text:p text:style-name="P2"><text:span text:style-name="T3">Απαλλακτικη εργασια μαθηματοσ – σεπτεμβριος 2024</text:span></text:p><text:p text:style-name="P4">χΑΣΙΩΤΗΣ ΑΠΟΣΤΟΛΟΣ</text:p><text:p text:style-name="P5">Χ Υ</text:p><text:p text:style-name="P6">Ζ Υ</text:p><text:p text:style-name="P7"/><text:p text:style-name="P8"/><text:p text:style-name="P9"/><text:p text:style-name="P10"/><text:p text:style-name="P11"/><text:p text:style-name="P12"/></draw:text-box><svg:title/><svg:desc/></draw:frame><draw:g draw:z-index="251659264" draw:name="Group 28" draw:id="id3" draw:style-name="a3" text:anchor-type="paragraph"><svg:title/><svg:desc/><draw:custom-shape svg:x="0.49931in" svg:y="0.49514in" svg:width="7.49556in" svg:height="7.37014in" draw:id="id1" draw:style-name="a1" draw:name="Freeform 10"><svg:title/><svg:desc/><text:p text:style-name="Normal"><text:span text:style-name="T13">Δικτυοκεντρικά Πληροφοριακά Συστήματα</text:span></text:p><draw:enhanced-geometry draw:type="non-primitive" svg:viewBox="0 0 720 700" draw:enhanced-path="M ?f0 ?f0 C ?f0 ?f3 ?f0 ?f3 ?f0 ?f3 ?f4 ?f5 ?f6 ?f7 ?f8 ?f9 ?f10 ?f11 ?f12 ?f2 ?f1 ?f3 ?f1 ?f13 ?f1 ?f13 ?f1 ?f13 ?f1 ?f0 ?f1 ?f0 ?f1 ?f0 ?f0 ?f0 ?f0 ?f0 ?f0 ?f0 N" draw:text-areas="?f32 ?f34 ?f33 ?f35" draw:glue-points="?f36 ?f37 ?f36 ?f38 ?f39 ?f40 ?f41 ?f38 ?f41 ?f42 ?f41 ?f37 ?f36 ?f37" draw:glue-point-leaving-directions="-90, -90, -90, -90, -90, -90, -90"><draw:equation draw:name="f0" draw:formula="0"/><draw:equation draw:name="f1" draw:formula="720"/><draw:equation draw:name="f2" draw:formula="700"/><draw:equation draw:name="f3" draw:formula="644"/><draw:equation draw:name="f4" draw:formula="23"/><draw:equation draw:name="f5" draw:formula="650"/><draw:equation draw:name="f6" draw:formula="62"/><draw:equation draw:name="f7" draw:formula="658"/><draw:equation draw:name="f8" draw:formula="113"/><draw:equation draw:name="f9" draw:formula="665"/><draw:equation draw:name="f10" draw:formula="250"/><draw:equation draw:name="f11" draw:formula="685"/><draw:equation draw:name="f12" draw:formula="476"/><draw:equation draw:name="f13" draw:formula="617"/><draw:equation draw:name="f14" draw:formula="?f2 - ?f0"/><draw:equation draw:name="f15" draw:formula="?f1 - ?f0"/><draw:equation draw:name="f16" draw:formula="?f15 / 720"/><draw:equation draw:name="f17" draw:formula="?f14 / 700"/><draw:equation draw:name="f18" draw:formula="0 * ?f15"/><draw:equation draw:name="f19" draw:formula="0 * ?f14"/><draw:equation draw:name="f20" draw:formula="644 * ?f14"/><draw:equation draw:name="f21" draw:formula="113 * ?f15"/><draw:equation draw:name="f22" draw:formula="665 * ?f14"/><draw:equation draw:name="f23" draw:formula="720 * ?f15"/><draw:equation draw:name="f24" draw:formula="617 * ?f14"/><draw:equation draw:name="f25" draw:formula="?f18 / 720"/><draw:equation draw:name="f26" draw:formula="?f19 / 700"/><draw:equation draw:name="f27" draw:formula="?f20 / 700"/><draw:equation draw:name="f28" draw:formula="?f21 / 720"/><draw:equation draw:name="f29" draw:formula="?f22 / 700"/><draw:equation draw:name="f30" draw:formula="?f23 / 720"/><draw:equation draw:name="f31" draw:formula="?f24 / 700"/><draw:equation draw:name="f32" draw:formula="0 / ?f16"/><draw:equation draw:name="f33" draw:formula="?f1 / ?f16"/><draw:equation draw:name="f34" draw:formula="0 / ?f17"/><draw:equation draw:name="f35" draw:formula="?f2 / ?f17"/><draw:equation draw:name="f36" draw:formula="?f25 / ?f16"/><draw:equation draw:name="f37" draw:formula="?f26 / ?f17"/><draw:equation draw:name="f38" draw:formula="?f27 / ?f17"/><draw:equation draw:name="f39" draw:formula="?f28 / ?f16"/><draw:equation draw:name="f40" draw:formula="?f29 / ?f17"/><draw:equation draw:name="f41" draw:formula="?f30 / ?f16"/><draw:equation draw:name="f42" draw:formula="?f31 / ?f17"/></draw:enhanced-geometry></draw:custom-shape><draw:custom-shape svg:x="1.68119in" svg:y="6.99973in" svg:width="6.31881in" svg:height="0.69536in" draw:id="id2" draw:style-name="a2" draw:name="Freeform 11"><svg:title/><svg:desc/><draw:enhanced-geometry draw:type="non-primitive" svg:viewBox="0 0 607 66" draw:enhanced-path="M ?f1 ?f0 C ?f3 ?f4 ?f5 ?f6 ?f7 ?f6 ?f8 ?f6 ?f9 ?f10 ?f0 ?f11 ?f2 ?f12 ?f13 ?f2 ?f14 ?f2 ?f15 ?f2 ?f16 ?f17 ?f1 ?f18 ?f1 ?f0 ?f1 ?f0 ?f1 ?f0 N" draw:text-areas="?f41 ?f43 ?f42 ?f44" draw:glue-points="?f45 ?f46 ?f47 ?f48 ?f49 ?f50 ?f51 ?f52 ?f45 ?f53 ?f45 ?f46" draw:glue-point-leaving-directions="-90, -90, -90, -90, -90, -90"><draw:equation draw:name="f0" draw:formula="0"/><draw:equation draw:name="f1" draw:formula="607"/><draw:equation draw:name="f2" draw:formula="66"/><draw:equation draw:name="f3" draw:formula="450"/><draw:equation draw:name="f4" draw:formula="44"/><draw:equation draw:name="f5" draw:formula="300"/><draw:equation draw:name="f6" draw:formula="57"/><draw:equation draw:name="f7" draw:formula="176"/><draw:equation draw:name="f8" draw:formula="109"/><draw:equation draw:name="f9" draw:formula="49"/><draw:equation draw:name="f10" draw:formula="53"/><draw:equation draw:name="f11" draw:formula="48"/><draw:equation draw:name="f12" draw:formula="58"/><draw:equation draw:name="f13" draw:formula="152"/><draw:equation draw:name="f14" draw:formula="251"/><draw:equation draw:name="f15" draw:formula="358"/><draw:equation draw:name="f16" draw:formula="480"/><draw:equation draw:name="f17" draw:formula="56"/><draw:equation draw:name="f18" draw:formula="27"/><draw:equation draw:name="f19" draw:formula="?f2 - ?f0"/><draw:equation draw:name="f20" draw:formula="?f1 - ?f0"/><draw:equation draw:name="f21" draw:formula="?f20 / 607"/><draw:equation draw:name="f22" draw:formula="?f19 / 66"/><draw:equation draw:name="f23" draw:formula="607 * ?f20"/><draw:equation draw:name="f24" draw:formula="0 * ?f19"/><draw:equation draw:name="f25" draw:formula="176 * ?f20"/><draw:equation draw:name="f26" draw:formula="57 * ?f19"/><draw:equation draw:name="f27" draw:formula="0 * ?f20"/><draw:equation draw:name="f28" draw:formula="48 * ?f19"/><draw:equation draw:name="f29" draw:formula="251 * ?f20"/><draw:equation draw:name="f30" draw:formula="66 * ?f19"/><draw:equation draw:name="f31" draw:formula="27 * ?f19"/><draw:equation draw:name="f32" draw:formula="?f23 / 607"/><draw:equation draw:name="f33" draw:formula="?f24 / 66"/><draw:equation draw:name="f34" draw:formula="?f25 / 607"/><draw:equation draw:name="f35" draw:formula="?f26 / 66"/><draw:equation draw:name="f36" draw:formula="?f27 / 607"/><draw:equation draw:name="f37" draw:formula="?f28 / 66"/><draw:equation draw:name="f38" draw:formula="?f29 / 607"/><draw:equation draw:name="f39" draw:formula="?f30 / 66"/><draw:equation draw:name="f40" draw:formula="?f31 / 66"/><draw:equation draw:name="f41" draw:formula="0 / ?f21"/><draw:equation draw:name="f42" draw:formula="?f1 / ?f21"/><draw:equation draw:name="f43" draw:formula="0 / ?f22"/><draw:equation draw:name="f44" draw:formula="?f2 / ?f22"/><draw:equation draw:name="f45" draw:formula="?f32 / ?f21"/><draw:equation draw:name="f46" draw:formula="?f33 / ?f22"/><draw:equation draw:name="f47" draw:formula="?f34 / ?f21"/><draw:equation draw:name="f48" draw:formula="?f35 / ?f22"/><draw:equation draw:name="f49" draw:formula="?f36 / ?f21"/><draw:equation draw:name="f50" draw:formula="?f37 / ?f22"/><draw:equation draw:name="f51" draw:formula="?f38 / ?f21"/><draw:equation draw:name="f52" draw:formula="?f39 / ?f22"/><draw:equation draw:name="f53" draw:formula="?f40 / ?f22"/></draw:enhanced-geometry></draw:custom-shape></draw:g><draw:custom-shape svg:x="6.85417in" svg:y="0.25278in" svg:width="0.64514in" svg:height="1.07153in" draw:z-index="251660288" draw:id="id4" draw:style-name="a4" draw:name="Rectangle 31" text:anchor-type="paragraph"><svg:title/><svg:desc/><text:p text:style-name="P14"><text:span text:style-name="T15">2024</text:span></text:p><draw:enhanced-geometry draw:type="non-primitive" svg:viewBox="0 0 21600 21600" draw:enhanced-path="M 0 0 L 21600 0 21600 21600 0 21600 Z N"/></draw:custom-shape></text:p>
      <text:p text:style-name="P16"/>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7"/>
          <text:p text:style-name="P18">Table of Contents</text:p>
          <text:table-of-content text:name="_TOC2">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9"><text:a xlink:href="#_Toc176904564" office:target-frame-name="_top" xlink:show="replace"><text:span text:style-name="T20">Κεφάλαιο</text:span><text:span text:style-name="T21"><text:s/>1:</text:span><text:span text:style-name="T22"><text:s/></text:span><text:span text:style-name="T23">Εισαγωγή</text:span><text:span text:style-name="T24"><text:tab/>2</text:span></text:a></text:p>
              <text:p text:style-name="P25"><text:a xlink:href="#_Toc176904565" office:target-frame-name="_top" xlink:show="replace"><text:span text:style-name="T26">Κεφάλαιο</text:span><text:span text:style-name="T27"><text:s/>2</text:span><text:span text:style-name="T28">:<text:s/></text:span><text:span text:style-name="T29">Περιγραφή</text:span><text:span text:style-name="T30"><text:s/></text:span><text:span text:style-name="T31">Συστήματος</text:span><text:span text:style-name="T32"><text:tab/>3</text:span></text:a></text:p>
              <text:p text:style-name="P33"><text:a xlink:href="#_Toc176904566" office:target-frame-name="_top" xlink:show="replace"><text:span text:style-name="T34">Κεφάλαιο</text:span><text:span text:style-name="T35"><text:s/>3</text:span><text:span text:style-name="T36">:<text:s/></text:span><text:span text:style-name="T37">Υλοποίηση</text:span><text:span text:style-name="T38"><text:s/></text:span><text:span text:style-name="T39">Συστήματος</text:span><text:span text:style-name="T40"><text:tab/>3</text:span></text:a></text:p>
              <text:p text:style-name="P41"><text:a xlink:href="#_Toc176904567" office:target-frame-name="_top" xlink:show="replace"><text:span text:style-name="T42">Κεφάλαιο</text:span><text:span text:style-name="T43"><text:s/>4:<text:s/></text:span><text:span text:style-name="T44">Εγχειρίδιο</text:span><text:span text:style-name="T45"><text:s/></text:span><text:span text:style-name="T46">Διαχειριστή</text:span><text:span text:style-name="T47"><text:tab/>3</text:span></text:a></text:p>
              <text:p text:style-name="P48"><text:a xlink:href="#_Toc176904568" office:target-frame-name="_top" xlink:show="replace"><text:span text:style-name="T49">Κεφάλαιο</text:span><text:span text:style-name="T50"><text:s/>5:<text:s/></text:span><text:span text:style-name="T51">Εγχειρίδιο</text:span><text:span text:style-name="T52"><text:s/></text:span><text:span text:style-name="T53">Χρήστη</text:span><text:span text:style-name="T54"><text:tab/>3</text:span></text:a></text:p>
            </text:index-body>
          </text:table-of-content>
          <text:p text:style-name="Normal"/>
          <text:p text:style-name="P55"/>
        </text:index-body>
      </text:table-of-content>
      <text:h text:style-name="Heading1" text:outline-level="1"/>
      <text:p text:style-name="P56"/>
      <text:h text:style-name="Heading1" text:outline-level="1"><text:bookmark-start text:name="_Toc176904546"/><text:bookmark-start text:name="_Toc176904564"/><text:span text:style-name="T57">Κεφάλαιο</text:span><text:span text:style-name="T58"><text:s/>1:<text:s/></text:span><text:span text:style-name="T59">Εισαγωγή</text:span><text:bookmark-end text:name="_Toc176904546"/><text:bookmark-end text:name="_Toc176904564"/></text:h>
      <text:p text:style-name="Normal"/>
      <text:p text:style-name="Normal"/>
      <text:p text:style-name="Normal"><text:span text:style-name="T60">Η εργασία αυτή αφορά την ανάπτυξη ενός δικτυοκεντρικού πληροφοριακού συστήματος για τη διαχείριση<text:s/></text:span><text:span text:style-name="T61">υπηρεσιών</text:span><text:span text:style-name="T62"><text:s/>ενός γυμναστηρίου. Το σύστημα αποτελείται από δύο κύρια υποσυστήματα: το διαχειριστικό και το υποσύστημα χρηστών. Για την υλοποίηση χρησιμοποιήθηκε<text:s/></text:span><text:span text:style-name="T63">το<text:s/></text:span><text:span text:style-name="T64">microframework</text:span><text:span text:style-name="T65"><text:s/></text:span>Flask<text:span text:style-name="T66"><text:s/>για τον<text:s/></text:span>server<text:span text:style-name="T67">, με<text:s/></text:span>REST<text:span text:style-name="T68"><text:s/></text:span>APIs<text:span text:style-name="T69"><text:s/>για την επικοινωνία.<text:s/></text:span>H<text:span text:style-name="T70"><text:s/></text:span><text:span text:style-name="T71">βάση δεδομένων που χρησιμομποιείται για τηναποθήκευση των δεδομένων είναι η</text:span><text:span text:style-name="T72"><text:s/></text:span>MySQL<text:span text:style-name="T73">.<text:s/></text:span></text:p>
      <text:p text:style-name="P74"/>
      <text:p text:style-name="Normal"><text:span text:style-name="T75">Στο διαχειριστικό υποσύστημα, ο διαχειριστής έχει τη δυνατότητα να διαχειρίζεται αιτήματα εγγραφής,<text:s/></text:span><text:span text:style-name="T76">υπάρχοντες λογαριασμούς,<text:s/></text:span><text:span text:style-name="T77">στοιχεία χρηστών, υπηρεσίες που προσφέρονται από το γυμναστήριο, καθώς και ανακοινώσεις που απευθύνονται στους εγγεγραμμένους χρήστες. Οι βασικές λειτουργίες<text:s/></text:span>CRUD<text:span text:style-name="T78"><text:s/>(</text:span>Create<text:span text:style-name="T79">,<text:s/></text:span>Read<text:span text:style-name="T80">,<text:s/></text:span>Update<text:span text:style-name="T81">,<text:s/></text:span>Delete<text:span text:style-name="T82">) είναι διαθέσιμες για τις αντίστοιχες οντότητες του συστήματος, όπως</text:span><text:span text:style-name="T83"><text:s/>για παράδειγμα</text:span><text:span text:style-name="T84"><text:s/>οι χρήστες, οι γυμναστές και τα προγράμματα γυμναστικής. Επιπλέον, υπάρχει η δυνατότητα διαχείρισης του προγράμματος για τα ομαδικά μαθήματα με μέγιστη χωρητικότητα ατόμων ανά μάθημα.</text:span></text:p>
      <text:p text:style-name="P85"/>
      <text:p text:style-name="Normal"><text:span text:style-name="T86">Το σύστημα των χρηστών επιτρέπει σε έναν μη εγγεγραμμένο χρήστη να περιηγηθεί στις υπηρεσίες του γυμναστηρίου, ενώ για να πραγματοποιήσει κρατήσεις, πρέπει πρώτα να εγγραφεί και να συνδεθεί στο σύστημα. Οι χρήστες μπορούν να δουν την διαθεσιμότητα προγραμμάτων, να κάνουν κρατήσεις, να ακυρώνουν ραντεβού και να έχουν πρόσβαση στο ιστορικό κρατήσεών τους. Παράλληλα, είναι δυνατή η ενημέρωσή τους σχετικά με<text:s/></text:span><text:span text:style-name="T87">νέες<text:s/></text:span><text:span text:style-name="T88">ανακοινώσεις.</text:span></text:p>
      <text:p text:style-name="P89"/>
      <text:p text:style-name="Normal"><text:span text:style-name="T90">Τέλος έχει δοθεί ιδιαίτερη προσοχή στην ασφάλεια ώστε να εξασφαλιστεί η προστασία των χρηστών, καθώς και η λειτουργικότητα και ευχρηστία της υπηρεσίας. Πιο συγκεκριμένα πραγματοποιείται χρήση</text:span><text:span text:style-name="T91"><text:s/></text:span>JWT<text:span text:style-name="T92"><text:s/></text:span>tokens<text:span text:style-name="T93"><text:s/></text:span><text:span text:style-name="T94">για</text:span><text:span text:style-name="T95"><text:s/></text:span><text:span text:style-name="T96">την διατήρηση των<text:s/></text:span>sessions<text:span text:style-name="T97"><text:s/></text:span><text:span text:style-name="T98">και</text:span><text:span text:style-name="T99"><text:s/></text:span>Argon<text:span text:style-name="T100">2<text:s/></text:span>hashes<text:span text:style-name="T101"><text:s/></text:span><text:span text:style-name="T102">για την αποθήκευση των κωδικών των λογαριασμών για λόγους αυθεντικοποίησης.</text:span></text:p>
      <text:p text:style-name="P103"/>
      <text:p text:style-name="P104"/>
      <text:p text:style-name="P105"/>
      <text:h text:style-name="Heading1" text:outline-level="1"><text:bookmark-start text:name="_Toc176904547"/><text:bookmark-start text:name="_Toc176904565"/><text:soft-page-break/><text:span text:style-name="T106">Κεφάλαιο</text:span><text:span text:style-name="T107"><text:s/>2</text:span><text:span text:style-name="T108">:<text:s/></text:span><text:span text:style-name="T109">Περιγραφή</text:span><text:span text:style-name="T110"><text:s/></text:span><text:span text:style-name="T111">Συστήματος</text:span><text:bookmark-end text:name="_Toc176904547"/><text:bookmark-end text:name="_Toc176904565"/></text:h>
      <text:p text:style-name="P112">2.1 Τομέας του συστήματος</text:p>
      <text:p text:style-name="P113">Το πληροφοριακό σύστημα αφορά τη διαχείριση γυμναστηρίου, εξυπηρετώντας τόσο τις ανάγκες των πελατών όσο και της διοίκησης. Οι χρήστες μπορούν να διαχειρίζονται τις αλληλεπιδράσεις τους με το γυμναστήριο, ενώ η διοίκηση μπορεί να οργανώνει αποτελεσματικότερα τις υπηρεσίες και τις καθημερινές λειτουργίες του χώρου.</text:p>
      <text:p text:style-name="P114">2.2 Λειτουργίες του συστήματος</text:p>
      <text:p text:style-name="P115">Το σύστημα παρέχει τις παρακάτω λειτουργίες:</text:p>
      <text:p text:style-name="P116">2.2.1 Εγγραφή χρήστη</text:p>
      <text:p text:style-name="P117">Οι χρήστες μπορούν να εγγραφούν στο σύστημα εισάγοντας τα ακόλουθα προσωπικά στοιχεία:</text:p>
      <text:list text:style-name="LFO1" text:continue-numbering="true">
        <text:list-item>
          <text:p text:style-name="P118">Όνομα και Επώνυμο</text:p>
        </text:list-item>
        <text:list-item>
          <text:p text:style-name="P119"><text:span text:style-name="T120">Χώρα</text:span></text:p>
        </text:list-item>
        <text:list-item>
          <text:p text:style-name="P121">Πόλη</text:p>
        </text:list-item>
        <text:list-item>
          <text:p text:style-name="P122">Διεύθυνση κατοικίας</text:p>
        </text:list-item>
        <text:list-item>
          <text:p text:style-name="P123">Email</text:p>
        </text:list-item>
        <text:list-item>
          <text:p text:style-name="P124">Κινητό τηλέφωνο</text:p>
        </text:list-item>
      </text:list>
      <text:p text:style-name="P125">Με την ολοκλήρωση της εγγραφής, ο χρήστης αποκτά πρόσβαση σε όλες τις υπηρεσίες του γυμναστηρίου.</text:p>
      <text:p text:style-name="P126">2.2.2 Ενημέρωση προσωπικών στοιχείων</text:p>
      <text:p text:style-name="P127">Οι χρήστες έχουν τη δυνατότητα να τροποποιούν τα προσωπικά τους στοιχεία οποιαδήποτε στιγμή. Η ενημέρωση των στοιχείων τους γίνεται μέσω ενός φιλικού περιβάλλοντος χρήστη, επιτρέποντας γρήγορη και άμεση διαχείριση των δεδομένων τους.</text:p>
      <text:p text:style-name="P128">2.2.3 Αλλαγή κωδικού πρόσβασης</text:p>
      <text:p text:style-name="P129">Το σύστημα υποστηρίζει την αλλαγή κωδικού πρόσβασης, προσφέροντας στους χρήστες τη δυνατότητα να διασφαλίζουν την ασφάλεια του λογαριασμού τους. Ο χρήστης μπορεί να αλλάξει τον κωδικό του μέσω της κατάλληλης επιλογής στο προφίλ του.</text:p>
      <text:p text:style-name="P130">2.2.4 Πληροφορίες για τις υπηρεσίες γυμναστηρίου</text:p>
      <text:p text:style-name="P131"><text:span text:style-name="T132">Το σύστημα παρέχει αναλυτικές πληροφορίες για τις διαθέσιμες υπηρεσίες του γυμναστηρίου.<text:s/></text:span><text:span text:style-name="T133">Αυτές περιλαμβάνουν:</text:span></text:p>
      <text:list text:style-name="LFO2" text:continue-numbering="true">
        <text:list-item>
          <text:p text:style-name="P134"><text:span text:style-name="T135">Ομαδικά προγράμματα (π.χ.<text:s/></text:span><text:span text:style-name="T136">Yoga</text:span><text:span text:style-name="T137">,<text:s/></text:span><text:span text:style-name="T138">Pilates</text:span><text:span text:style-name="T139">,<text:s/></text:span><text:span text:style-name="T140">CrossFit</text:span><text:span text:style-name="T141">)</text:span></text:p>
        </text:list-item>
        <text:list-item>
          <text:p text:style-name="P142">Ατομικές συνεδρίες με προσωπικό γυμναστή</text:p>
        </text:list-item>
        <text:list-item>
          <text:p text:style-name="P143">Εξειδικευμένα προγράμματα διατροφής</text:p>
        </text:list-item>
        <text:list-item>
          <text:p text:style-name="P144">Πρόσβαση σε εγκαταστάσεις όπως πισίνα και σάουνα</text:p>
        </text:list-item>
      </text:list>
      <text:p text:style-name="P145">Οι χρήστες μπορούν να ενημερωθούν για τις λεπτομέρειες των προγραμμάτων, όπως οι ώρες λειτουργίας και το κόστος συμμετοχής.</text:p>
      <text:p text:style-name="P146">2.2.5 Κλείσιμο ραντεβού</text:p>
      <text:p text:style-name="P147">Μέσω του συστήματος, οι χρήστες έχουν τη δυνατότητα να κλείνουν ραντεβού για τις διαθέσιμες υπηρεσίες. Το σύστημα παρουσιάζει τις διαθέσιμες ώρες και επιτρέπει την κράτηση ραντεβού με εύκολο και γρήγορο τρόπο, λαμβάνοντας υπόψη τη διαθεσιμότητα των προπονητών και των προγραμμάτων.</text:p>
      <text:p text:style-name="P148">2.2.6 Ανακοινώσεις και νέα</text:p>
      <text:p text:style-name="P149">Το σύστημα περιλαμβάνει έναν τομέα ανακοινώσεων, όπου οι χρήστες μπορούν να ενημερώνονται για τα τελευταία νέα και τις προσφορές του γυμναστηρίου. Οι ανακοινώσεις αυτές περιλαμβάνουν πληροφορίες για νέα προγράμματα, εκδηλώσεις και σημαντικές ενημερώσεις σχετικά με τις υπηρεσίες.</text:p>
      <text:p text:style-name="P150">2.2.7 Ιστορικό κρατήσεων</text:p>
      <text:p text:style-name="P151">Το σύστημα δίνει τη δυνατότητα στους χρήστες να δουν το ιστορικό των κρατήσεών τους. Οι χρήστες μπορούν να ανατρέξουν σε προηγούμενες κρατήσεις για προγράμματα και υπηρεσίες που έχουν κάνει, να δουν τις ημερομηνίες και τις ώρες των ραντεβού τους, καθώς και άλλες σχετικές πληροφορίες. Αυτή η λειτουργία επιτρέπει την καλύτερη παρακολούθηση των δραστηριοτήτων τους στο γυμναστήριο.</text:p>
      <text:p text:style-name="P152"/>
      <text:h text:style-name="Heading1" text:outline-level="1"><text:bookmark-start text:name="_Toc176904548"/><text:bookmark-start text:name="_Toc176904566"/><text:span text:style-name="T153">Κεφάλαιο</text:span><text:span text:style-name="T154"><text:s/>3</text:span><text:span text:style-name="T155">:<text:s/></text:span><text:span text:style-name="T156">Υλο</text:span><text:span text:style-name="T157">π</text:span><text:span text:style-name="T158">οίηση</text:span><text:span text:style-name="T159"><text:s/></text:span><text:span text:style-name="T160">Συστήματος</text:span><text:bookmark-end text:name="_Toc176904548"/><text:bookmark-end text:name="_Toc176904566"/></text:h>
      <text:p text:style-name="P161"/>
      <text:h text:style-name="Heading1" text:outline-level="1"><text:bookmark-start text:name="_Toc176904549"/><text:bookmark-start text:name="_Toc176904567"/><text:span text:style-name="T162">Κεφάλαιο</text:span><text:span text:style-name="T163"><text:s/>4:<text:s/></text:span><text:span text:style-name="T164">Εγχειρίδιο</text:span><text:span text:style-name="T165"><text:s/></text:span><text:span text:style-name="T166">Διαχειριστή</text:span><text:bookmark-end text:name="_Toc176904549"/><text:bookmark-end text:name="_Toc176904567"/></text:h>
      <text:p text:style-name="P167"/>
      <text:h text:style-name="Heading1" text:outline-level="1"><text:bookmark-start text:name="_Toc176904550"/><text:bookmark-start text:name="_Toc176904568"/><text:span text:style-name="T168">Κεφάλαιο</text:span><text:span text:style-name="T169"><text:s/>5:<text:s/></text:span><text:span text:style-name="T170">Εγχειρίδιο</text:span><text:span text:style-name="T171"><text:s/></text:span><text:span text:style-name="T172">Χρήστη</text:span><text:bookmark-end text:name="_Toc176904550"/><text:bookmark-end text:name="_Toc176904568"/></text:h>
      <text:p text:style-name="P1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vg:panose-1="2 11 6 2 2 1 4 2 6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Tw Cen MT" style:font-name-asian="Tw Cen MT"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sian="Times New Roman" fo:color="#107DC5"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sian="Times New Roman" fo:color="#107DC5"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107DC5"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107DC5"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107DC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w Cen MT" style:font-name-asian="Times New Roman" style:font-name-complex="Times New Roman" fo:color="#107DC5" fo:font-size="20pt" style:font-size-asian="20pt" style:font-size-complex="20pt"/>
    </style:style>
    <style:style style:name="Heading2Char" style:display-name="Heading 2 Char" style:family="text" style:parent-style-name="DefaultParagraphFont">
      <style:text-properties style:font-name="Tw Cen MT" style:font-name-asian="Times New Roman" style:font-name-complex="Times New Roman" fo:color="#107DC5"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107DC5"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107DC5"/>
    </style:style>
    <style:style style:name="Heading5Char" style:display-name="Heading 5 Char" style:family="text" style:parent-style-name="DefaultParagraphFont">
      <style:text-properties style:font-name-asian="Times New Roman" style:font-name-complex="Times New Roman" fo:color="#107DC5"/>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Tw Cen M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107DC5"/>
    </style:style>
    <style:style style:name="IntenseQuote" style:display-name="Intense Quote" style:family="paragraph" style:parent-style-name="Normal" style:next-style-name="Normal">
      <style:paragraph-properties fo:border-top="0.0069in solid #107DC5" fo:border-left="none" fo:border-bottom="0.0069in solid #107DC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107DC5" fo:hyphenate="false"/>
    </style:style>
    <style:style style:name="IntenseQuoteChar" style:display-name="Intense Quote Char" style:family="text" style:parent-style-name="DefaultParagraphFont">
      <style:text-properties fo:font-style="italic" style:font-style-asian="italic" style:font-style-complex="italic" fo:color="#107DC5"/>
    </style:style>
    <style:style style:name="IntenseReference" style:display-name="Intense Reference" style:family="text" style:parent-style-name="DefaultParagraphFont">
      <style:text-properties fo:font-weight="bold" style:font-weight-asian="bold" style:font-weight-complex="bold" fo:font-variant="small-caps" fo:color="#107DC5"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top="0.0833in" fo:margin-bottom="0.0833in"/>
      <style:text-properties fo:font-weight="bold" style:font-weight-asian="bold" style:font-weight-complex="bold" fo:text-transform="uppercase" fo:font-size="10pt" style:font-size-asian="10pt" style:font-size-complex="10pt" fo:hyphenate="false"/>
    </style:style>
    <style:style style:name="TOC2" style:display-name="TOC 2" style:family="paragraph" style:parent-style-name="Normal" style:next-style-name="Normal" style:auto-update="true">
      <style:paragraph-properties fo:margin-bottom="0in" fo:margin-left="0.1666in">
        <style:tab-stops/>
      </style:paragraph-properties>
      <style:text-properties fo:font-variant="small-caps" fo:font-size="10pt" style:font-size-asian="10pt" style:font-size-complex="10pt" fo:hyphenate="false"/>
    </style:style>
    <style:style style:name="TOC3" style:display-name="TOC 3" style:family="paragraph" style:parent-style-name="Normal" style:next-style-name="Normal" style:auto-update="true">
      <style:paragraph-properties fo:margin-bottom="0in" fo:margin-left="0.3333in">
        <style:tab-stops/>
      </style:paragraph-properties>
      <style:text-properties fo:font-style="italic" style:font-style-asian="italic" style:font-style-complex="italic" fo:font-size="10pt" style:font-size-asian="10pt" style:font-size-complex="10pt" fo:hyphenate="false"/>
    </style:style>
    <style:style style:name="TOC4" style:display-name="TOC 4" style:family="paragraph" style:parent-style-name="Normal" style:next-style-name="Normal" style:auto-update="true">
      <style:paragraph-properties fo:margin-bottom="0in" fo:margin-left="0.5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bottom="0in" fo:margin-left="0.6666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bottom="0in" fo:margin-left="0.8333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bottom="0in" fo:margin-left="1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bottom="0in" fo:margin-left="1.1666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bottom="0in" fo:margin-left="1.3333in">
        <style:tab-stops/>
      </style:paragraph-properties>
      <style:text-properties fo:font-size="9pt" style:font-size-asian="9pt" style:font-size-complex="9pt" fo:hyphenate="false"/>
    </style:style>
    <style:style style:name="Hyperlink" style:display-name="Hyperlink" style:family="text" style:parent-style-name="DefaultParagraphFont">
      <style:text-properties fo:color="#56BCFE"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Δικτυοκεντρικά Πληροφοριακά Συστήματα</dc:title>
    <dc:description/>
    <dc:subject>Απαλλακτικη εργασια μαθηματοσ – σεπτεμβριος 2024</dc:subject>
    <meta:initial-creator>APOSTOLOS CHASIOTIS</meta:initial-creator>
    <dc:creator>Rafail Chiotakakos</dc:creator>
    <meta:creation-date>2024-09-11T00:01:00Z</meta:creation-date>
    <dc:date>2024-09-11T14:35:00Z</dc:date>
    <meta:template xlink:href="Normal" xlink:type="simple"/>
    <meta:editing-cycles>4</meta:editing-cycles>
    <meta:editing-duration>PT2520S</meta:editing-duration>
    <meta:document-statistic meta:page-count="5" meta:paragraph-count="10" meta:word-count="750" meta:character-count="5021" meta:row-count="35" meta:non-whitespace-character-count="4281"/>
  </office:meta>
</office:document-meta>
</file>